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JTree.setNodefactory( boolean node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JTree.execute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9">
            <text:p text:style-name="Table_20_Contents">9</text:p>
          </table:table-cell>
          <table:table-cell office:value-type="float" office:value="63">
            <text:p text:style-name="Table_20_Contents">63</text:p>
          </table:table-cell>
        </table:table-row>
        <table:table-row>
          <table:table-cell office:value-type="string">
            <text:p text:style-name="Table_20_Contents">JJTree.setMulti( boolean mult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JTree.setVisitor( boolean visi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JTree.makeOutputFileRelative( String dest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JJTree.setNodeprefix( String node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JTree.setOutputfile( String output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JTree.setStatic( boolean staticPars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JTree.setBuildnodefiles( boolean buildNodeFil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JTree.setNodepackage( String nodePack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JTree.getDefaultOutput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JTree.setJavacchome( File javaccHo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JTree.getRoot( Fil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JTree.setVisitorException( String visitor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JTree.validateOutputFile( String destFile , String outputDi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JTree.setNodedefaultvoid( boolean nodeDefaultVo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JTree.setNodeusesparser( boolean nodeUsesPars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JTree.setOutputdirectory( File output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JTree.setNodescopehook( boolean nodeScopeHoo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JTree.createOutputFileName( File destFile , String optionalOutputFile , String outputDi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JJTree.setTarget( File target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JTree.JJTr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